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ahora lo entiendo mejor: vamos paso a paso, y desarrollamos solo este bloque, unas <text:span text:style-name="Strong_20_Emphasis">500 palabras</text:span>, con calma, cuidando tono y claridad. Te propongo algo así:</text:p>
      <text:p text:style-name="Horizontal_20_Line"/>
      <text:h text:style-name="Heading_20_3" text:outline-level="3">1.1 – ¿Qué es el ADN?</text:h>
      <text:p text:style-name="Text_20_body">El <text:span text:style-name="Strong_20_Emphasis">ADN</text:span>, o ácido desoxirribonucleico, es una molécula extraordinaria. A primera vista podría parecer algo insignificante: un hilo microscópico, invisible a simple vista, compuesto por la repetición de unos pocos elementos químicos. Sin embargo, está presente en todos los seres vivientes conocidos, desde las bacterias más simples hasta los organismos más complejos. Lo que lo hace especial no es su forma, sino el papel que desempeña: en esas cadenas diminutas se encuentra la información que define lo que somos.</text:p>
      <text:p text:style-name="Text_20_body">La función del ADN es, en esencia, la de <text:span text:style-name="Strong_20_Emphasis">almacenar instrucciones</text:span>. Podemos imaginarlo como un plano de construcción, un manual que indica cómo debe formarse un organismo y cómo debe mantenerse en funcionamiento. Allí están codificadas las características básicas de cada individuo: la forma de su cuerpo, los procesos que lo mantienen vivo, las reacciones que le permiten interactuar con el entorno. No actúa directamente, como un obrero que construye, sino como el arquitecto que entrega los planos: establece qué debe hacerse y en qué orden, dejando a las células la tarea de ejecutar esas instrucciones.</text:p>
      <text:p text:style-name="Text_20_body">De este modo, el ADN no solo define a cada individuo, sino que también es <text:span text:style-name="Strong_20_Emphasis">el origen de todo lo viviente</text:span>. La vida, tal como la conocemos, comienza con él. No habría individuos, ni especies, ni evolución sin la existencia de esta molécula. Los primeros organismos que aparecieron en la Tierra portaban en su interior cadenas de ADN o de moléculas precursoras que cumplían su función esencial: conservar la información necesaria para reproducirse. A partir de allí se desplegaron todos los sistemas y estructuras que hoy reconocemos como vida. Cada rama del árbol evolutivo tiene sus raíces en esas primeras moléculas capaces de recordar y transmitir información.</text:p>
      <text:p text:style-name="Text_20_body">Podemos decir que el ADN es, en este sentido, <text:span text:style-name="Strong_20_Emphasis">la esencia de la vida</text:span>. Describe cómo debe construirse un organismo y cómo funcionará, pero no lo define todo con rigidez. Proporciona las bases, los fundamentos sobre los cuales se erige la existencia de cada ser. Sin embargo, deja un margen de libertad. Un mismo ADN puede dar lugar a distintos resultados según el ambiente en el que se exprese. El alimento disponible, el clima, las condiciones externas influyen en la manera en que las instrucciones genéticas se materializan. Así, un individuo será en líneas generales lo que su ADN dice que debe ser, pero su desarrollo dependerá también del contexto que lo rodea.</text:p>
      <text:p text:style-name="Text_20_body">Ese equilibrio entre lo fijo y lo flexible es lo que permite que la vida prospere. Si el ADN lo determinara todo sin excepción, los organismos serían estructuras rígidas, incapaces de adaptarse. Si, por el contrario, todo dependiera del entorno, no habría continuidad ni herencia. El ADN ofrece un punto medio: conserva lo esencial, asegura la transmisión de lo fundamental, y al mismo tiempo deja espacio para la variación y la adaptación.</text:p>
      <text:p text:style-name="Text_20_body">Por eso, aunque el ADN pueda describirse como “una simple molécula”, es en realidad mucho más que eso. Es el lenguaje común de la vida, el hilo invisible que une a todas las criaturas que han existido y <text:soft-page-break/>existirán, y la memoria que hace posible que la vida no solo aparezca, sino que se mantenga y evolucione.</text:p>
      <text:p text:style-name="Horizontal_20_Line"/>
      <text:p text:style-name="Text_20_body">Este bloque tiene <text:span text:style-name="Strong_20_Emphasis">~510 palabras</text:span> y sigue el esquema de tu borrador: definición, función, origen, esencia y margen de libertad. Mantiene un tono claro, accesible, con cierta evocación pero sin perder precisión.</text:p>
      <text:p text:style-name="Text_20_body">¿Quieres que lo dejemos con este estilo más <text:span text:style-name="Strong_20_Emphasis">científico-reflexivo</text:span>, o prefieres que lo empuje un poco más hacia lo <text:span text:style-name="Strong_20_Emphasis">poético-existencial</text:span> (como cuando hablas de espíritu, memoria, fuego vs vida, etc.)?</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7T18:05:24.477000000</meta:creation-date>
    <dc:date>2025-08-17T18:09:09.023000000</dc:date>
    <meta:editing-duration>PT3M44S</meta:editing-duration>
    <meta:editing-cycles>1</meta:editing-cycles>
    <meta:document-statistic meta:table-count="0" meta:image-count="0" meta:object-count="0" meta:page-count="2" meta:paragraph-count="10" meta:word-count="618" meta:character-count="3781" meta:non-whitespace-character-count="3172"/>
    <meta:generator>LibreOffice/7.3.5.2$Windows_X86_64 LibreOffice_project/184fe81b8c8c30d8b5082578aee2fed2ea847c01</meta:generator>
  </office:meta>
</office:document-meta>
</file>